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Heading_20_1" style:master-page-name="Standard1">
      <style:paragraph-properties style:page-number="auto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Text_20_body" style:list-style-name="L5"/>
    <style:style style:name="P8" style:family="paragraph" style:parent-style-name="Heading_20_1" style:master-page-name="Standard1">
      <style:paragraph-properties style:page-number="auto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OLE">
      <style:graphic-properties style:vertical-pos="from-top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tracked-changes>
        <text:changed-region xml:id="ct151484192" text:id="ct151484192">
          <text:deletion>
            <office:change-info>
              <dc:creator>&lt;анонимный&gt;</dc:creator>
              <dc:date>2011-07-03T00:31:00</dc:date>
            </office:change-info>
            <text:h text:style-name="P1" text:outline-level="1"><text:span text:style-name="Head_20_1"><text:span text:style-name="T1">Система слежения</text:span></text:span></text:h>
            <text:h text:style-name="Heading_20_1" text:outline-level="1"><text:span text:style-name="Head_20_1"><text:span text:style-name="T1"/></text:span></text:h>
          </text:deletion>
        </text:changed-region>
        <text:changed-region xml:id="ct151487400" text:id="ct151487400">
          <text:insertion>
            <office:change-info>
              <dc:creator>&lt;анонимный&gt;</dc:creator>
              <dc:date>2011-07-03</dc:date>
            </office:change-info>
          </text:insertion>
        </text:changed-region>
        <text:changed-region xml:id="ct151493376" text:id="ct151493376">
          <text:insertion>
            <office:change-info>
              <dc:creator>&lt;анонимный&gt;</dc:creator>
              <dc:date>2011-07-03T00:01:00</dc:date>
            </office:change-info>
          </text:insertion>
        </text:changed-region>
        <text:changed-region xml:id="ct151485496" text:id="ct151485496">
          <text:insertion>
            <office:change-info>
              <dc:creator>&lt;анонимный&gt;</dc:creator>
              <dc:date>2011-07-03T00:02:00</dc:date>
            </office:change-info>
          </text:insertion>
        </text:changed-region>
        <text:changed-region xml:id="ct150465440" text:id="ct150465440">
          <text:insertion>
            <office:change-info>
              <dc:creator>&lt;анонимный&gt;</dc:creator>
              <dc:date>2011-07-03T00:14:00</dc:date>
            </office:change-info>
          </text:insertion>
        </text:changed-region>
        <text:changed-region xml:id="ct151498232" text:id="ct151498232">
          <text:insertion>
            <office:change-info>
              <dc:creator>&lt;анонимный&gt;</dc:creator>
              <dc:date>2011-07-03T00:04:00</dc:date>
            </office:change-info>
          </text:insertion>
        </text:changed-region>
        <text:changed-region xml:id="ct151504240" text:id="ct151504240">
          <text:insertion>
            <office:change-info>
              <dc:creator>&lt;анонимный&gt;</dc:creator>
              <dc:date>2011-07-03T00:05:00</dc:date>
            </office:change-info>
          </text:insertion>
        </text:changed-region>
        <text:changed-region xml:id="ct151504336" text:id="ct151504336">
          <text:insertion>
            <office:change-info>
              <dc:creator>&lt;анонимный&gt;</dc:creator>
              <dc:date>2011-07-03T00:14:00</dc:date>
            </office:change-info>
          </text:insertion>
        </text:changed-region>
        <text:changed-region xml:id="ct151504616" text:id="ct151504616">
          <text:format-change>
            <office:change-info>
              <dc:creator>&lt;анонимный&gt;</dc:creator>
              <dc:date>2011-07-03T00:30:00</dc:date>
            </office:change-info>
          </text:format-change>
        </text:changed-region>
        <text:changed-region xml:id="ct151509632" text:id="ct151509632">
          <text:insertion>
            <office:change-info>
              <dc:creator>&lt;анонимный&gt;</dc:creator>
              <dc:date>2011-07-03T00:28:00</dc:date>
            </office:change-info>
          </text:insertion>
        </text:changed-region>
        <text:changed-region xml:id="ct151569784" text:id="ct151569784">
          <text:insertion>
            <office:change-info>
              <dc:creator>&lt;анонимный&gt;</dc:creator>
              <dc:date>2011-07-03T00:29:00</dc:date>
            </office:change-info>
          </text:insertion>
        </text:changed-region>
        <text:changed-region xml:id="ct151570264" text:id="ct151570264">
          <text:insertion>
            <office:change-info>
              <dc:creator>&lt;анонимный&gt;</dc:creator>
              <dc:date>2011-07-03T00:32:00</dc:date>
            </office:change-info>
          </text:insertion>
        </text:changed-region>
        <text:changed-region xml:id="ct151570776" text:id="ct151570776">
          <text:insertion>
            <office:change-info>
              <dc:creator>&lt;анонимный&gt;</dc:creator>
              <dc:date>2011-07-03T00:33:00</dc:date>
            </office:change-info>
          </text:insertion>
        </text:changed-region>
        <text:changed-region xml:id="ct151510424" text:id="ct151510424">
          <text:insertion>
            <office:change-info>
              <dc:creator>&lt;анонимный&gt;</dc:creator>
              <dc:date>2011-07-03T00:34:00</dc:date>
            </office:change-info>
          </text:insertion>
        </text:changed-region>
        <text:changed-region xml:id="ct151543560" text:id="ct151543560">
          <text:insertion>
            <office:change-info>
              <dc:creator>&lt;анонимный&gt;</dc:creator>
              <dc:date>2011-07-03T00:35:00</dc:date>
            </office:change-info>
          </text:insertion>
        </text:changed-region>
        <text:changed-region xml:id="ct151570360" text:id="ct151570360">
          <text:insertion>
            <office:change-info>
              <dc:creator>&lt;анонимный&gt;</dc:creator>
              <dc:date>2011-07-03T00:36:00</dc:date>
            </office:change-info>
          </text:insertion>
        </text:changed-region>
        <text:changed-region xml:id="ct150877328" text:id="ct150877328">
          <text:insertion>
            <office:change-info>
              <dc:creator>&lt;анонимный&gt;</dc:creator>
              <dc:date>2011-07-03T00:37:00</dc:date>
            </office:change-info>
          </text:insertion>
        </text:changed-region>
        <text:changed-region xml:id="ct151569880" text:id="ct151569880">
          <text:insertion>
            <office:change-info>
              <dc:creator>&lt;анонимный&gt;</dc:creator>
              <dc:date>2011-07-03T00:38:00</dc:date>
            </office:change-info>
          </text:insertion>
        </text:changed-region>
        <text:changed-region xml:id="ct150839312" text:id="ct150839312">
          <text:insertion>
            <office:change-info>
              <dc:creator>&lt;анонимный&gt;</dc:creator>
              <dc:date>2011-07-03T00:39:00</dc:date>
            </office:change-info>
          </text:insertion>
        </text:changed-region>
        <text:changed-region xml:id="ct151571448" text:id="ct151571448">
          <text:insertion>
            <office:change-info>
              <dc:creator>&lt;анонимный&gt;</dc:creator>
              <dc:date>2011-07-03T00:16:00</dc:date>
            </office:change-info>
          </text:insertion>
        </text:changed-region>
        <text:changed-region xml:id="ct150878304" text:id="ct150878304">
          <text:insertion>
            <office:change-info>
              <dc:creator>&lt;анонимный&gt;</dc:creator>
              <dc:date>2011-07-03T00:41:00</dc:date>
            </office:change-info>
          </text:insertion>
        </text:changed-region>
        <text:changed-region xml:id="ct151571696" text:id="ct151571696">
          <text:insertion>
            <office:change-info>
              <dc:creator>&lt;анонимный&gt;</dc:creator>
              <dc:date>2011-07-03T00:42:00</dc:date>
            </office:change-info>
          </text:insertion>
        </text:changed-region>
        <text:changed-region xml:id="ct151572872" text:id="ct151572872">
          <text:insertion>
            <office:change-info>
              <dc:creator>&lt;анонимный&gt;</dc:creator>
              <dc:date>2011-07-03T00:43:00</dc:date>
            </office:change-info>
          </text:insertion>
        </text:changed-region>
        <text:changed-region xml:id="ct151574144" text:id="ct151574144">
          <text:insertion>
            <office:change-info>
              <dc:creator>&lt;анонимный&gt;</dc:creator>
              <dc:date>2011-07-03T00:44:00</dc:date>
            </office:change-info>
          </text:insertion>
        </text:changed-region>
        <text:changed-region xml:id="ct151575848" text:id="ct151575848">
          <text:insertion>
            <office:change-info>
              <dc:creator>&lt;анонимный&gt;</dc:creator>
              <dc:date>2011-07-03T00:45:00</dc:date>
            </office:change-info>
          </text:insertion>
        </text:changed-region>
        <text:changed-region xml:id="ct151578072" text:id="ct151578072">
          <text:insertion>
            <office:change-info>
              <dc:creator>&lt;анонимный&gt;</dc:creator>
              <dc:date>2011-07-03T00:46:00</dc:date>
            </office:change-info>
          </text:insertion>
        </text:changed-region>
        <text:changed-region xml:id="ct151578872" text:id="ct151578872">
          <text:insertion>
            <office:change-info>
              <dc:creator>&lt;анонимный&gt;</dc:creator>
              <dc:date>2011-07-03T00:47:00</dc:date>
            </office:change-info>
          </text:insertion>
        </text:changed-region>
        <text:changed-region xml:id="ct151577840" text:id="ct151577840">
          <text:insertion>
            <office:change-info>
              <dc:creator>&lt;анонимный&gt;</dc:creator>
              <dc:date>2011-07-03T00:48:00</dc:date>
            </office:change-info>
          </text:insertion>
        </text:changed-region>
        <text:changed-region xml:id="ct151574240" text:id="ct151574240">
          <text:insertion>
            <office:change-info>
              <dc:creator>&lt;анонимный&gt;</dc:creator>
              <dc:date>2011-07-03T00:49:00</dc:date>
            </office:change-info>
          </text:insertion>
        </text:changed-region>
        <text:changed-region xml:id="ct151578408" text:id="ct151578408">
          <text:insertion>
            <office:change-info>
              <dc:creator>&lt;анонимный&gt;</dc:creator>
              <dc:date>2011-07-03T00:50:00</dc:date>
            </office:change-info>
          </text:insertion>
        </text:changed-region>
        <text:changed-region xml:id="ct151579840" text:id="ct151579840">
          <text:insertion>
            <office:change-info>
              <dc:creator>&lt;анонимный&gt;</dc:creator>
              <dc:date>2011-07-03T00:51:00</dc:date>
            </office:change-info>
          </text:insertion>
        </text:changed-region>
        <text:changed-region xml:id="ct151580288" text:id="ct151580288">
          <text:insertion>
            <office:change-info>
              <dc:creator>&lt;анонимный&gt;</dc:creator>
              <dc:date>2011-07-03T00:50:00</dc:date>
            </office:change-info>
          </text:insertion>
        </text:changed-region>
        <text:changed-region xml:id="ct151579936" text:id="ct151579936">
          <text:insertion>
            <office:change-info>
              <dc:creator>&lt;анонимный&gt;</dc:creator>
              <dc:date>2011-07-03T00:51:00</dc:date>
            </office:change-info>
          </text:insertion>
        </text:changed-region>
        <text:changed-region xml:id="ct151580144" text:id="ct151580144">
          <text:insertion>
            <office:change-info>
              <dc:creator>&lt;анонимный&gt;</dc:creator>
              <dc:date>2011-07-03T00:54:00</dc:date>
            </office:change-info>
          </text:insertion>
        </text:changed-region>
        <text:changed-region xml:id="ct150837008" text:id="ct150837008">
          <text:insertion>
            <office:change-info>
              <dc:creator>&lt;анонимный&gt;</dc:creator>
              <dc:date>2011-07-03T00:55:00</dc:date>
            </office:change-info>
          </text:insertion>
        </text:changed-region>
        <text:changed-region xml:id="ct150837104" text:id="ct150837104">
          <text:insertion>
            <office:change-info>
              <dc:creator>&lt;анонимный&gt;</dc:creator>
              <dc:date>2011-07-03T00:56:00</dc:date>
            </office:change-info>
          </text:insertion>
        </text:changed-region>
        <text:changed-region xml:id="ct151580672" text:id="ct151580672">
          <text:insertion>
            <office:change-info>
              <dc:creator>&lt;анонимный&gt;</dc:creator>
              <dc:date>2011-07-03T00:57:00</dc:date>
            </office:change-info>
          </text:insertion>
        </text:changed-region>
        <text:changed-region xml:id="ct151580912" text:id="ct151580912">
          <text:insertion>
            <office:change-info>
              <dc:creator>&lt;анонимный&gt;</dc:creator>
              <dc:date>2011-07-03T00:58:00</dc:date>
            </office:change-info>
          </text:insertion>
        </text:changed-region>
        <text:changed-region xml:id="ct150881856" text:id="ct150881856">
          <text:insertion>
            <office:change-info>
              <dc:creator>&lt;анонимный&gt;</dc:creator>
              <dc:date>2011-07-03T00:59:00</dc:date>
            </office:change-info>
          </text:insertion>
        </text:changed-region>
        <text:changed-region xml:id="ct150882336" text:id="ct150882336">
          <text:insertion>
            <office:change-info>
              <dc:creator>&lt;анонимный&gt;</dc:creator>
              <dc:date>2011-07-03T01:04:00</dc:date>
            </office:change-info>
          </text:insertion>
        </text:changed-region>
        <text:changed-region xml:id="ct150881624" text:id="ct150881624">
          <text:insertion>
            <office:change-info>
              <dc:creator>&lt;анонимный&gt;</dc:creator>
              <dc:date>2011-07-03T01:05:00</dc:date>
            </office:change-info>
          </text:insertion>
        </text:changed-region>
        <text:changed-region xml:id="ct151578608" text:id="ct151578608">
          <text:insertion>
            <office:change-info>
              <dc:creator>&lt;анонимный&gt;</dc:creator>
              <dc:date>2011-07-03T01:06:00</dc:date>
            </office:change-info>
          </text:insertion>
        </text:changed-region>
        <text:changed-region xml:id="ct151234136" text:id="ct151234136">
          <text:insertion>
            <office:change-info>
              <dc:creator>&lt;анонимный&gt;</dc:creator>
              <dc:date>2011-07-03T01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151484192"/><text:change-start text:change-id="ct151487400"/>Система слежения</text:h>
      <text:h text:style-name="Heading_20_4" text:outline-level="4">Возможные ситуации:</text:h>
      <text:list xml:id="list1411746908" text:style-name="L1">
        <text:list-item>
          <text:p text:style-name="P3">Подключение к за<text:change-end text:change-id="ct151487400"/><text:change-start text:change-id="ct151493376"/>полненному серверу</text:p>
        </text:list-item>
        <text:list-item>
          <text:p text:style-name="P3">Оповещение при появлении друга в онлайн</text:p>
        </text:list-item>
        <text:list-item>
          <text:p text:style-name="P3"><text:change-end text:change-id="ct151493376"/><text:change-start text:change-id="ct151485496"/>Появление сервера, удовлетворяющего условиям фильтра (оповещение, подключение)<text:change-end text:change-id="ct151485496"/><text:change-start text:change-id="ct150465440"/></text:p>
        </text:list-item>
      </text:list>
      <text:h text:style-name="Heading_20_4" text:outline-level="4"><text:change-end text:change-id="ct150465440"/><text:change-start text:change-id="ct151498232"/>Составные части системы:</text:h>
      <text:list xml:id="list894553990" text:style-name="L2">
        <text:list-item>
          <text:p text:style-name="P4"><text:change-end text:change-id="ct151498232"/><text:change-start text:change-id="ct151504240"/>диспетчер обновления информации о серверах</text:p>
        </text:list-item>
        <text:list-item>
          <text:p text:style-name="P4">задание на слежение</text:p>
          <text:list>
            <text:list-item>
              <text:p text:style-name="P4">задание на обновление информации</text:p>
            </text:list-item>
            <text:list-item>
              <text:p text:style-name="P4">условие возникновения события</text:p>
              <text:list>
                <text:list-item>
                  <text:p text:style-name="P4">серверные фильтры (по информации)</text:p>
                </text:list-item>
                <text:list-item>
                  <text:p text:style-name="P4">другие условия, которые нельзя решить фильтрами (пока не ясно какие)</text:p>
                </text:list-item>
              </text:list>
            </text:list-item>
            <text:list-item>
              <text:p text:style-name="P4">действия</text:p>
              <text:list>
                <text:list-item>
                  <text:p text:style-name="P4">подключиться (предварительно спросив)</text:p>
                </text:list-item>
                <text:list-item>
                  <text:p text:style-name="P4">оповестить</text:p>
                </text:list-item>
                <text:list-item>
                  <text:p text:style-name="P4">издать звук</text:p>
                </text:list-item>
                <text:list-item>
                  <text:p text:style-name="P4">записать в лог</text:p>
                </text:list-item>
              </text:list>
            </text:list-item>
          </text:list>
        </text:list-item>
      </text:list>
      <text:p text:style-name="Standard"><text:change-end text:change-id="ct151504240"/><text:change-start text:change-id="ct151504336"/></text:p>
      <text:p text:style-name="P2"><text:change-end text:change-id="ct151504336"/><text:change-start text:change-id="ct151504616"/><draw:frame draw:style-name="fr1" draw:name="Объект1" text:anchor-type="as-char" svg:y="-3.18cm" svg:width="14.235cm" svg:height="6.376cm" draw:z-index="0"><draw:object xlink:href="./Object 1" xlink:type="simple" xlink:show="embed" xlink:actuate="onLoad"/><draw:image xlink:href="./ObjectReplacements/Object 1" xlink:type="simple" xlink:show="embed" xlink:actuate="onLoad"/></draw:frame><text:change-end text:change-id="ct151504616"/><text:change-start text:change-id="ct151509632"/></text:p>
      <text:p text:style-name="Standard"/>
      <text:h text:style-name="Heading_20_4" text:outline-level="4"><text:change-end text:change-id="ct151509632"/><text:change-start text:change-id="ct151569784"/>Варианты использования системы:</text:h>
      <text:list xml:id="list400373798" text:style-name="L3">
        <text:list-item>
          <text:p text:style-name="P5"><text:change-end text:change-id="ct151569784"/><text:change-start text:change-id="ct151570264"/>Подключение к з<text:change-end text:change-id="ct151570264"/><text:change-start text:change-id="ct151570776"/>аполненному серверу. При подключении система выдает сообщение, что сервер заполнен и предлагает запустить отслеживание освобождения места. При согласии пользователя созд<text:change-end text:change-id="ct151570776"/><text:change-start text:change-id="ct151510424"/>ается задание на слежение. Ставится авто обновление информации по нужному серверу с интервалом в 5 сек (например), условия ip адрес сервера и наличие свободного места<text:change-end text:change-id="ct151510424"/><text:change-start text:change-id="ct151543560"/>, действие — подключиться. Это задание срабатывает однократно.</text:p>
        </text:list-item>
        <text:list-item>
          <text:p text:style-name="P5">Оповещение о появлении друга онлайн. В конте<text:change-end text:change-id="ct151543560"/><text:change-start text:change-id="ct151570360"/>кстном меню списка друзей выбираем пункт «Оповестить о появлении». Создается задание с периодичным авто обновлением <text:change-end text:change-id="ct151570360"/><text:change-start text:change-id="ct150877328"/>всего списка серверов, условие — ник друга, действие оповестить и проиграть звук. Срабатывает однократно или многокра<text:change-end text:change-id="ct150877328"/><text:change-start text:change-id="ct151569880"/>тно.</text:p>
        </text:list-item>
        <text:list-item>
          <text:p text:style-name="P5">Ожидание появления сервера с определенными характеристиками. Создается задание из панели управ<text:change-end text:change-id="ct151569880"/><text:change-start text:change-id="ct150839312"/>ления заданиями. Включается периодическое авто обновление списка серверов. Условие строится из дерева фильтров (пинг, тип игры, минимальное кол игроков, карта и <text:span text:style-name="T2">т. д.</text:span>), действие — подключиться или оповещать. Может срабатывать однократно или многократно. <text:s/><text:change-end text:change-id="ct150839312"/><text:change-start text:change-id="ct151571448"/></text:p>
        </text:list-item>
      </text:list>
      <text:h text:style-name="Heading_20_3" text:outline-level="3"><text:change-end text:change-id="ct151571448"/><text:change-start text:change-id="ct150878304"/>Подробное описание модулей системы</text:h>
      <text:h text:style-name="Heading_20_4" text:outline-level="4"><text:change-end text:change-id="ct150878304"/><text:change-start text:change-id="ct151571696"/>Диспетчер обновления информации о серверах</text:h>
      <text:p text:style-name="Standard">Диспетчер приним<text:change-end text:change-id="ct151571696"/><text:change-start text:change-id="ct151572872"/>ает задания на обновление, хранит их список.</text:p>
      <text:p text:style-name="Standard">Задание состоит <text:change-end text:change-id="ct151572872"/><text:change-start text:change-id="ct151574144"/>из:</text:p>
      <text:list xml:id="list562025279" text:style-name="L4">
        <text:list-item>
          <text:p text:style-name="P6">список серверов</text:p>
        </text:list-item>
        <text:list-item>
          <text:p text:style-name="P6">интервал обновления</text:p>
        </text:list-item>
        <text:list-item>
          <text:p text:style-name="P6">однократно или многократно обновлять<text:change-end text:change-id="ct151574144"/><text:change-start text:change-id="ct151575848"/></text:p>
        </text:list-item>
      </text:list>
      <text:p text:style-name="Standard">Диспетчер должен «умно» исполнять эти задания. То есть<text:change-end text:change-id="ct151575848"/><text:change-start text:change-id="ct151578072"/>, полные обновления не должны запускаться параллельно<text:change-end text:change-id="ct151578072"/><text:change-start text:change-id="ct151578872"/>. Единич<text:change-end text:change-id="ct151578872"/><text:change-start text:change-id="ct151577840"/>ные обновления допускается запускать параллельно.</text:p>
      <text:p text:style-name="Standard">Для обновления информации используются соответствующие job.</text:p>
      <text:h text:style-name="Heading_20_4" text:outline-level="4">Условие</text:h>
      <text:p text:style-name="Text_20_body"><text:change-end text:change-id="ct151577840"/><text:change-start text:change-id="ct151574240"/>Условие абстрактно. Может проверять <text:change-end text:change-id="ct151574240"/><text:change-start text:change-id="ct151578408"/>возникновение любых событий.</text:p>
      <text:p text:style-name="Text_20_body">Основная реализация <text:change-end text:change-id="ct151578408"/><text:change-start text:change-id="ct151579840"/>—<text:change-end text:change-id="ct151579840"/><text:change-start text:change-id="ct151580288"/> <text:change-end text:change-id="ct151580288"/><text:change-start text:change-id="ct151579936"/>применение фильтра к списку серверов. Это условие хранит составной серверный фильтр, отслеживает изменение списка серверов, применяет этот фильтр к нему.</text:p>
      <text:h text:style-name="Heading_20_4" text:outline-level="4"><text:change-end text:change-id="ct151579936"/><text:change-start text:change-id="ct151580144"/>Действие</text:h>
      <text:p text:style-name="Text_20_body"><text:change-end text:change-id="ct151580144"/><text:change-start text:change-id="ct150837008"/>Каждое задание на слежение может иметь список действий. Действия будут исполняться последовательно в порядке создания при срабатывании условия.<text:change-end text:change-id="ct150837008"/><text:change-start text:change-id="ct150837104"/></text:p>
      <text:p text:style-name="Text_20_body">Возможные действия: оповестить в системном трее, подключиться к сервер<text:change-end text:change-id="ct150837104"/><text:change-start text:change-id="ct151580672"/>у, проиграть звук, активировать окно программы, сделать запись в лог<text:change-end text:change-id="ct151580672"/><text:change-start text:change-id="ct151580912"/>.</text:p>
      <text:h text:style-name="Heading_20_4" text:outline-level="4">Задание на слежение</text:h>
      <text:p text:style-name="Text_20_body">Состоит и<text:change-end text:change-id="ct151580912"/><text:change-start text:change-id="ct150881856"/>з задания на обновление, условия и списка действий. Задание может быть многократным или однократным. Однократное задание после исполнения считается завершенным. Пользователь может видеть отдельно завершенные задания и результат с которым они завершились (время срабатывания, адрес сервера, имя найденного друга и т.д.)</text:p>
      <text:h text:style-name="Heading_20_4" text:outline-level="4"><text:change-end text:change-id="ct150881856"/><text:change-start text:change-id="ct150882336"/>Панель управления заданиями</text:h>
      <text:p text:style-name="Text_20_body">Отображает список активных и завершенных заданий<text:change-end text:change-id="ct150882336"/><text:change-start text:change-id="ct150881624"/>. Отображается статус завершенности задания, название, <text:s/>краткая информация о задании, краткая информация о последнем результате исполнения. </text:p>
      <text:p text:style-name="Text_20_body">Пользователь может</text:p>
      <text:list xml:id="list443143595" text:style-name="L5">
        <text:list-item>
          <text:p text:style-name="P7">создать новое задание, </text:p>
        </text:list-item>
        <text:list-item>
          <text:p text:style-name="P7">просмотреть настройки любого существующего задания, </text:p>
        </text:list-item>
        <text:list-item>
          <text:p text:style-name="P7">удалить задание, </text:p>
        </text:list-item>
        <text:list-item>
          <text:p text:style-name="P7">перезапустить <text:change-end text:change-id="ct150881624"/><text:change-start text:change-id="ct151578608"/>завершенное задание, </text:p>
        </text:list-item>
        <text:list-item>
          <text:p text:style-name="P7">защитить задание от удаления.<text:change-end text:change-id="ct151578608"/><text:change-start text:change-id="ct151234136"/></text:p>
        </text:list-item>
      </text:list>
      <text:p text:style-name="Text_20_body">Задания хранятся перманентно на диске.<text:change-end text:change-id="ct1512341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ru" fo:country="R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padding="0cm" fo:border="none" style:text-autospace="ideograph-alpha" style:punctuation-wrap="hanging" style:line-break="strict" style:writing-mode="page"/>
      <style:text-properties fo:color="#000000" style:font-name="Times New Roman" fo:font-size="12pt" fo:language="ru" fo:country="RU" style:font-name-asian="Arial1" style:font-size-asian="12pt" style:language-asian="en" style:country-asian="US" style:font-name-complex="Arial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cm" fo:border="none"/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 fo:padding="0cm" fo:border="none"/>
      <style:text-properties fo:font-size="24pt" fo:font-weight="bold"/>
    </style:style>
    <style:style style:name="Head_20_1" style:display-name="Head 1" style:family="paragraph" style:next-style-name="Standard" style:default-outline-level="1" style:list-style-name="Numbering_20_Style_20_for_20_Head_20_1">
      <style:paragraph-properties fo:padding="0cm" fo:border="none"/>
      <style:text-properties fo:font-size="20pt" fo:font-weight="bold"/>
    </style:style>
    <style:style style:name="Head_20_2" style:display-name="Head 2" style:family="paragraph" style:next-style-name="Standard" style:default-outline-level="2" style:list-style-name="Numbering_20_Style_20_for_20_Head_20_2">
      <style:paragraph-properties fo:padding="0cm" fo:border="none"/>
      <style:text-properties fo:font-size="16pt" fo:font-weight="bold"/>
    </style:style>
    <style:style style:name="Head_20_3" style:display-name="Head 3" style:family="paragraph" style:next-style-name="Standard" style:default-outline-level="3" style:list-style-name="Numbering_20_Style_20_for_20_Head_20_3">
      <style:paragraph-properties fo:padding="0cm" fo:border="none"/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paragraph-properties fo:padding="0cm" fo:border="none"/>
      <style:text-properties fo:font-size="12pt"/>
    </style:style>
    <style:style style:name="Alphabetical_20_List" style:display-name="Alphabetical List" style:family="paragraph" style:list-style-name="Numbering_20_Style_20_for_20_Alphabetical_20_List">
      <style:paragraph-properties fo:padding="0cm" fo:border="none"/>
      <style:text-properties fo:font-size="12pt"/>
    </style:style>
    <style:style style:name="Bullet_20_List" style:display-name="Bullet List" style:family="paragraph" style:list-style-name="Numbering_20_Style_20_for_20_Bullet_20_List">
      <style:paragraph-properties fo:padding="0cm" fo:border="none"/>
      <style:text-properties fo:font-size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_20_1" style:display-name="Head 1" style:family="text">
      <style:text-properties fo:font-size="20pt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8</meta:generator>
    <dc:title/>
    <meta:initial-creator>Неизвестно</meta:initial-creator>
    <meta:editing-cycles>6</meta:editing-cycles>
    <dc:date>2011-07-05T21:19:23</dc:date>
    <meta:creation-date>2008-08-22T11:41:04</meta:creation-date>
    <meta:editing-duration>PT4H2M26S</meta:editing-duration>
    <meta:document-statistic meta:table-count="0" meta:image-count="0" meta:object-count="1" meta:page-count="1" meta:paragraph-count="49" meta:word-count="440" meta:character-count="33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bddd8d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cccccd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9.5cm" svg:height="2.5cm" svg:x="4.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36cm" svg:height="1.37cm" svg:x="4.783cm" svg:y="5.7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.5cm" svg:height="1cm" svg:x="5cm" svg:y="6cm">
          <text:p text:style-name="P1"><text:span text:style-name="T1">Задание на </text:span></text:p>
          <text:p text:style-name="P1"><text:span text:style-name="T1">обновлен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cm" svg:height="1cm" svg:x="8cm" svg:y="6cm">
          <text:p text:style-name="P1"><text:span text:style-name="T1">Услов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5cm" svg:height="1cm" svg:x="11cm" svg:y="6cm">
          <text:p text:style-name="P1"><text:span text:style-name="T1">Действ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4.807cm" svg:height="0.725cm" svg:x="4.5cm" svg:y="5cm">
          <draw:text-box>
            <text:p><text:span text:style-name="T2">Задание на слежение</text:span></text:p>
          </draw:text-box>
        </draw:frame>
        <draw:custom-shape draw:style-name="gr7" draw:text-style-name="P2" xml:id="id2" draw:id="id2" draw:layer="layout" svg:width="3cm" svg:height="1.5cm" svg:x="7.5cm" svg:y="2cm">
          <text:p text:style-name="P1"><text:span text:style-name="T1">Список и </text:span></text:p>
          <text:p text:style-name="P1"><text:span text:style-name="T1">управление </text:span></text:p>
          <text:p text:style-name="P1"><text:span text:style-name="T1">заданиям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3" draw:id="id3" draw:layer="layout" svg:width="3cm" svg:height="1.5cm" svg:x="12.5cm" svg:y="1.5cm">
          <text:p text:style-name="P1"><text:span text:style-name="T1">Панель </text:span></text:p>
          <text:p text:style-name="P1"><text:span text:style-name="T1">Управления</text:span></text:p>
          <text:p text:style-name="P1"><text:span text:style-name="T1">заданиям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9.25cm" svg:y1="5cm" svg:x2="9cm" svg:y2="3.5cm" draw:start-shape="id1" draw:end-shape="id2" svg:d="m9250 5000c0-1123-250-374-250-1500">
          <text:p/>
        </draw:connector>
        <draw:connector draw:style-name="gr9" draw:text-style-name="P1" draw:layer="layout" draw:type="curve" svg:x1="12.5cm" svg:y1="2.25cm" svg:x2="10.5cm" svg:y2="2.75cm" draw:start-shape="id3" draw:start-glue-point="3" draw:end-shape="id2" draw:end-glue-point="1" svg:d="m12500 2250c-1498 0-499 500-2000 500">
          <text:p/>
        </draw:connector>
        <draw:custom-shape draw:style-name="gr10" draw:text-style-name="P2" xml:id="id5" draw:id="id5" draw:layer="layout" svg:width="3cm" svg:height="1.5cm" svg:x="2cm" svg:y="2cm">
          <text:p text:style-name="P1"><text:span text:style-name="T1">Диспетчер</text:span></text:p>
          <text:p text:style-name="P1"><text:span text:style-name="T1">Обновления</text:span></text:p>
          <text:p text:style-name="P1"><text:span text:style-name="T1">информаци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5cm" svg:y1="6.5cm" svg:x2="3.5cm" svg:y2="3.5cm" draw:start-shape="id4" draw:start-glue-point="3" draw:end-shape="id5" draw:end-glue-point="2" svg:d="m5000 6500c-1000 0-1500-1000-1500-3000">
          <text:p/>
        </draw:connector>
        <draw:line draw:style-name="gr11" draw:text-style-name="P1" draw:layer="layout" svg:x1="7.5cm" svg:y1="6.5cm" svg:x2="8cm" svg:y2="6.5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